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aySourceRefresher.setServiceManager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SourceRefresher.setupRefreshJobs( final Configuration con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laySourceRefresher.startConfigurationTask( long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resherTask.to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laySourceRefresher.setWrite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SourceRefresher.ini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laySourceRefresh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resherTask.ru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DelaySourceRefresher.setupSingleRefreshJob( final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aySourceRefresher.removeRefreshSourc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aySourceRefresher.setRunnableManager( RunnableManager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resherTask.update( String uri , long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aySourceRefresher.addRefreshSource( String key , String uri , long delay , long inter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laySourceRefresher.setWriteInterval( long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SourceRefresher.refresh( String name , String uri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resherTask.RefresherTask( String key , String uri , long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aySourceRefresher.setSourceResolver(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SourceRefresher.readRefreshJobConfigura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laySourceRefresher.setSettings( 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SourceRefresher.stopConfigurationTas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aySourceRefresher.setAvalonContext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Task.ru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